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12cm">
          <draw:text-box>
            <text:p text:style-name="P1"><text:span text:style-name="T1">Epistle Reading</text:span></text:p>
            <text:p text:style-name="P1"><text:span text:style-name="T2">1 John <text:s/>5:1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5.459cm" svg:x="1.524cm" svg:y="0.891cm">
          <draw:text-box>
            <text:p text:style-name="P4"><text:span text:style-name="T3">1</text:span><text:span text:style-name="T4">Everyone who believes that Jesus is the Christ has been born of God, and everyone who loves the Father loves whoever has been born of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638cm" svg:height="5.205cm" svg:x="1.524cm" svg:y="0.891cm">
          <draw:text-box>
            <text:p text:style-name="P4"><text:span text:style-name="T3">2</text:span><text:span text:style-name="T4">By this we know that we love the children of God, when we love God and obey his commandment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5" draw:layer="layout" svg:width="24.384cm" svg:height="4.826cm" svg:x="1.778cm" svg:y="1.016cm">
          <draw:text-box>
            <text:p text:style-name="P4"><text:span text:style-name="T3">3</text:span><text:span text:style-name="T4">For this is the love of God, that we keep his commandments. And his commandments are not burdenso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ymn_25_20template" presentation:presentation-page-layout-name="AL1T0">
        <draw:frame draw:style-name="gr5" draw:text-style-name="P5" draw:layer="layout" svg:width="24.384cm" svg:height="4.826cm" svg:x="1.778cm" svg:y="0.762cm">
          <draw:text-box>
            <text:p text:style-name="P4"><text:span text:style-name="T3">4</text:span><text:span text:style-name="T4">For everyone who has been born of God overcomes the world. And this is the victory that has overcome the world—our fai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6" draw:text-style-name="P5" draw:layer="layout" svg:width="24.638cm" svg:height="7.766cm" svg:x="1.778cm" svg:y="0.762cm">
          <draw:text-box>
            <text:p text:style-name="P4"><text:span text:style-name="T3">5</text:span><text:span text:style-name="T4">Who is it that overcomes the world except the one who believes that Jesus is the Son of God?</text:span></text:p>
            <text:p text:style-name="P6"><text:span text:style-name="T3">6</text:span><text:span text:style-name="T4">This is he who came by water and blood—Jesus Christ; not by the water only but by the water and the bl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 presentation:presentation-page-layout-name="AL1T0">
        <draw:frame draw:style-name="gr7" draw:text-style-name="P7" draw:layer="layout" svg:width="24.384cm" svg:height="6.496cm" svg:x="1.778cm" svg:y="1.016cm">
          <draw:text-box>
            <text:p text:style-name="P6"><text:span text:style-name="T4">And the Spirit is the one who testifies, because the Spirit is the truth. </text:span><text:span text:style-name="T3">7</text:span><text:span text:style-name="T4">For there are three that testify: </text:span><text:span text:style-name="T3">8</text:span><text:span text:style-name="T4">the Spirit and the water and the blood; and these three agr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4:47:00.699000000</meta:creation-date>
    <dc:title>Hymn template</dc:title>
    <meta:editing-duration>PT17M58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5-02T22:21:41.006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5-08T14:47:00.402000000"/>
  </office:meta>
</office:document-meta>
</file>